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Garamond" svg:font-family="Garamond" style:font-family-generic="roman"/>
    <style:font-face style:name="Arial" svg:font-family="Arial" style:font-family-generic="swiss"/>
    <style:font-face style:name="Arial 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3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1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39" office:value-type="float" office:value="43" calcext:value-type="float" table:number-columns-spanned="2" table:number-rows-spanned="1">
            <text:p>43</text:p>
          </table:table-cell>
          <table:covered-table-cell table:style-name="ce40"/>
          <table:table-cell table:style-name="ce40" table:number-columns-repeated="3"/>
          <table:table-cell table:style-name="ce1"/>
          <table:table-cell table:style-name="ce39" office:value-type="float" office:value="46" calcext:value-type="float" table:number-columns-spanned="2" table:number-rows-spanned="1">
            <text:p>46</text:p>
          </table:table-cell>
          <table:covered-table-cell table:style-name="ce40"/>
          <table:table-cell table:style-name="ce40"/>
          <table:table-cell table:style-name="ce39" office:value-type="float" office:value="47" calcext:value-type="float" table:number-columns-spanned="2" table:number-rows-spanned="1">
            <text:p>47</text:p>
          </table:table-cell>
          <table:covered-table-cell table:style-name="ce40"/>
          <table:table-cell table:style-name="ce1" table:number-columns-repeated="86"/>
          <table:table-cell table:style-name="ce39" office:value-type="float" office:value="86" calcext:value-type="float" table:number-columns-spanned="2" table:number-rows-spanned="1">
            <text:p>86</text:p>
          </table:table-cell>
          <table:covered-table-cell table:style-name="ce40"/>
          <table:table-cell table:style-name="ce40"/>
          <table:table-cell table:style-name="ce1" table:number-columns-repeated="3"/>
          <table:table-cell table:style-name="ce40" table:number-columns-repeated="2"/>
          <table:table-cell table:style-name="ce1" table:number-columns-repeated="4"/>
          <table:table-cell table:style-name="ce39" office:value-type="float" office:value="87" calcext:value-type="float" table:number-columns-spanned="2" table:number-rows-spanned="1">
            <text:p>87</text:p>
          </table:table-cell>
          <table:covered-table-cell table:style-name="ce40"/>
          <table:table-cell table:style-name="ce1" table:number-columns-repeated="3"/>
          <table:table-cell table:style-name="ce127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 vor Pharao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xodus?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7"/>
          <table:table-cell table:style-name="ce3" table:number-columns-spanned="2" table:number-rows-spanned="1"/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19"/>
          <table:table-cell table:style-name="ce7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Kreuzing, Auferstehung, Himmelfahrt Christi</text:p>
          </table:table-cell>
          <table:covered-table-cell table:style-name="ce7"/>
          <table:table-cell table:style-name="ce7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7"/>
          <table:table-cell table:style-name="ce127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29"/>
          <table:table-cell table:style-name="ce127" table:number-columns-repeated="891"/>
        </table:table-row>
        <table:table-row table:style-name="ro4">
          <table:table-cell table:style-name="ce1" table:number-columns-repeated="130"/>
          <table:table-cell table:number-columns-repeated="894"/>
        </table:table-row>
        <table:table-row table:style-name="ro5">
          <table:table-cell table:style-name="ce2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2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2"/>
          <table:table-cell table:style-name="ce2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2"/>
          <table:table-cell table:style-name="ce2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2"/>
          <table:table-cell table:style-name="ce2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2"/>
          <table:table-cell table:style-name="ce2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2"/>
          <table:table-cell table:style-name="ce2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2"/>
          <table:table-cell table:style-name="ce2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2"/>
          <table:table-cell table:style-name="ce2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2"/>
          <table:table-cell table:style-name="ce2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2"/>
          <table:table-cell table:style-name="ce2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2"/>
          <table:table-cell table:style-name="ce2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2"/>
          <table:table-cell table:style-name="ce2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2"/>
          <table:table-cell table:style-name="ce2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2"/>
          <table:table-cell table:style-name="ce2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2"/>
          <table:table-cell table:style-name="ce2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2"/>
          <table:table-cell table:style-name="ce2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2"/>
          <table:table-cell table:style-name="ce2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2"/>
          <table:table-cell table:style-name="ce2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2"/>
          <table:table-cell table:style-name="ce2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2"/>
          <table:table-cell table:style-name="ce2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2"/>
          <table:table-cell table:style-name="ce2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2"/>
          <table:table-cell table:style-name="ce2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2"/>
          <table:table-cell table:style-name="ce2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2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2"/>
          <table:table-cell table:style-name="ce2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2"/>
          <table:table-cell table:style-name="ce2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2"/>
          <table:table-cell table:style-name="ce2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2"/>
          <table:table-cell table:style-name="ce2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2"/>
          <table:table-cell table:style-name="ce2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2"/>
          <table:table-cell table:style-name="ce2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2"/>
          <table:table-cell table:style-name="ce2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2"/>
          <table:table-cell table:style-name="ce2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2"/>
          <table:table-cell table:style-name="ce2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2"/>
          <table:table-cell table:style-name="ce2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2"/>
          <table:table-cell table:style-name="ce2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2"/>
          <table:table-cell table:style-name="ce2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2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2"/>
          <table:table-cell table:style-name="ce2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2"/>
          <table:table-cell table:style-name="ce2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2"/>
          <table:table-cell table:style-name="ce2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2"/>
          <table:table-cell table:style-name="ce2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2"/>
          <table:table-cell table:style-name="ce2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2"/>
          <table:table-cell table:style-name="ce2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2"/>
          <table:table-cell table:style-name="ce128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1" office:value-type="float" office:value="14" calcext:value-type="float" table:number-columns-spanned="3" table:number-rows-spanned="1">
            <text:p>14</text:p>
          </table:table-cell>
          <table:covered-table-cell table:style-name="ce42"/>
          <table:covered-table-cell table:style-name="ce43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62" table:formula="of:=[.BJ6]-[.AI6]" office:value-type="float" office:value="444" calcext:value-type="float" table:number-columns-spanned="27" table:number-rows-spanned="1">
            <text:p>444</text:p>
          </table:table-cell>
          <table:covered-table-cell table:number-columns-repeated="25" table:style-name="ce63"/>
          <table:covered-table-cell table:style-name="ce78"/>
          <table:table-cell table:style-name="ce23"/>
          <table:table-cell table:style-name="ce25"/>
          <table:table-cell table:style-name="ce22"/>
          <table:table-cell table:style-name="ce85" office:value-type="float" office:value="100" calcext:value-type="float" table:number-columns-spanned="8" table:number-rows-spanned="1">
            <text:p>100</text:p>
          </table:table-cell>
          <table:covered-table-cell table:number-columns-repeated="3" table:style-name="ce88"/>
          <table:covered-table-cell table:number-columns-repeated="3" table:style-name="ce79"/>
          <table:covered-table-cell table:style-name="ce80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99" table:formula="of:=[.CS6]-[.CG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0"/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0" office:value-type="string" calcext:value-type="string" table:number-columns-spanned="27" table:number-rows-spanned="1">
            <text:p>497=70*7+7</text:p>
          </table:table-cell>
          <table:covered-table-cell table:number-columns-repeated="23" table:style-name="ce53"/>
          <table:covered-table-cell table:number-columns-repeated="2" table:style-name="ce70"/>
          <table:covered-table-cell table:style-name="ce72"/>
          <table:table-cell table:style-name="ce33" office:value-type="string" calcext:value-type="string" table:number-columns-spanned="9" table:number-rows-spanned="1">
            <text:p>66=2*33</text:p>
          </table:table-cell>
          <table:covered-table-cell table:number-columns-repeated="5" table:style-name="ce74"/>
          <table:covered-table-cell table:number-columns-repeated="2" table:style-name="ce79"/>
          <table:covered-table-cell table:style-name="ce80"/>
          <table:table-cell table:style-name="ce86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3" table:style-name="ce89"/>
          <table:covered-table-cell table:number-columns-repeated="21" table:style-name="ce70"/>
          <table:covered-table-cell table:style-name="ce7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99" office:value-type="string" calcext:value-type="string" table:number-columns-spanned="8" table:number-rows-spanned="1">
            <text:p>490 = 7*70</text:p>
          </table:table-cell>
          <table:covered-table-cell table:number-columns-repeated="6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115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6"/>
          <table:covered-table-cell table:style-name="ce121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57" office:value-type="string" calcext:value-type="string" table:number-columns-spanned="33" table:number-rows-spanned="1">
            <text:p>560=70*7+70=14*40</text:p>
          </table:table-cell>
          <table:covered-table-cell table:number-columns-repeated="3" table:style-name="ce59"/>
          <table:covered-table-cell table:number-columns-repeated="28" table:style-name="ce64"/>
          <table:covered-table-cell table:style-name="ce81"/>
          <table:table-cell table:style-name="ce23"/>
          <table:table-cell table:style-name="ce25"/>
          <table:table-cell table:style-name="ce22"/>
          <table:table-cell table:style-name="ce92" table:formula="of:=[.CD6]-[.BP6]" office:value-type="float" office:value="300" calcext:value-type="float" table:number-columns-spanned="14" table:number-rows-spanned="1">
            <text:p>300</text:p>
          </table:table-cell>
          <table:covered-table-cell table:number-columns-repeated="12" table:style-name="ce93"/>
          <table:covered-table-cell table:style-name="ce98"/>
          <table:table-cell table:style-name="ce23"/>
          <table:table-cell table:style-name="ce25" table:number-columns-repeated="4"/>
          <table:table-cell table:style-name="ce22"/>
          <table:table-cell table:style-name="ce99" table:formula="of:=[.CV6]-[.CJ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1" table:formula="of:=[.BS6]-[.AC6]" office:value-type="float" office:value="600" calcext:value-type="float" table:number-columns-spanned="42" table:number-rows-spanned="1">
            <text:p>600</text:p>
          </table:table-cell>
          <table:covered-table-cell table:number-columns-repeated="39" table:style-name="ce54"/>
          <table:covered-table-cell table:style-name="ce70"/>
          <table:covered-table-cell table:style-name="ce7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103" office:value-type="string" calcext:value-type="string" table:number-columns-spanned="38" table:number-rows-spanned="1">
            <text:p>656 (Vgl Flut)</text:p>
          </table:table-cell>
          <table:covered-table-cell table:number-columns-repeated="36" table:style-name="ce105"/>
          <table:covered-table-cell table:style-name="ce124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2" table:formula="of:=[.CA6]-[.AC6]" office:value-type="float" office:value="700" calcext:value-type="float" table:number-columns-spanned="50" table:number-rows-spanned="1">
            <text:p>700</text:p>
          </table:table-cell>
          <table:covered-table-cell table:number-columns-repeated="39" table:style-name="ce55"/>
          <table:covered-table-cell table:number-columns-repeated="9" table:style-name="ce94"/>
          <table:covered-table-cell table:style-name="ce97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76" office:value-type="string" calcext:value-type="string" table:number-columns-spanned="23" table:number-rows-spanned="1">
            <text:p>532 = 76*7=(7++62)*7=(7+7+62)*7</text:p>
          </table:table-cell>
          <table:covered-table-cell table:number-columns-repeated="21" table:style-name="ce77"/>
          <table:covered-table-cell table:style-name="ce102"/>
          <table:table-cell table:style-name="ce120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110"/>
          <table:covered-table-cell table:style-name="ce113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35" table:formula="of:=[.AO6]-[.N6]" office:value-type="float" office:value="700" calcext:value-type="float" table:number-columns-spanned="27" table:number-rows-spanned="1">
            <text:p>700</text:p>
          </table:table-cell>
          <table:covered-table-cell table:number-columns-repeated="25" table:style-name="ce37"/>
          <table:covered-table-cell table:style-name="ce68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57" office:value-type="string" calcext:value-type="string" table:number-columns-spanned="41" table:number-rows-spanned="1">
            <text:p>560 = 7*80 = 70*7 + 70</text:p>
          </table:table-cell>
          <table:covered-table-cell table:number-columns-repeated="39" table:style-name="ce71"/>
          <table:covered-table-cell table:style-name="ce106"/>
          <table:table-cell table:style-name="ce23"/>
          <table:table-cell table:style-name="ce15" table:number-columns-repeated="8"/>
          <table:table-cell table:style-name="ce108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09"/>
          <table:covered-table-cell table:style-name="ce112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30" table:formula="of:=[.AL6]-[.K6]" office:value-type="float" office:value="1111" calcext:value-type="float" table:number-columns-spanned="27" table:number-rows-spanned="1">
            <text:p>1111</text:p>
          </table:table-cell>
          <table:covered-table-cell table:number-columns-repeated="25" table:style-name="ce34"/>
          <table:covered-table-cell table:style-name="ce65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76" table:formula="of:=[.CM6]-[.BG6]" office:value-type="float" office:value="483" calcext:value-type="float" table:number-columns-spanned="32" table:number-rows-spanned="1">
            <text:p>483</text:p>
          </table:table-cell>
          <table:covered-table-cell table:number-columns-repeated="30" table:style-name="ce77"/>
          <table:covered-table-cell table:style-name="ce102"/>
          <table:table-cell table:style-name="ce99" table:formula="of:=[.CY6]-[.CM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15"/>
          <table:table-cell table:style-name="ce22"/>
          <table:table-cell table:style-name="ce76" office:value-type="string" calcext:value-type="string" table:number-columns-spanned="17" table:number-rows-spanned="1">
            <text:p>483 = 69*7 = (62+7)*7</text:p>
          </table:table-cell>
          <table:covered-table-cell table:number-columns-repeated="15" table:style-name="ce111"/>
          <table:covered-table-cell table:style-name="ce10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28"/>
          <table:table-cell table:style-name="ce31" office:value-type="string" calcext:value-type="string" table:number-columns-spanned="65" table:number-rows-spanned="1">
            <text:p>1656 (vgl Noah bis 2. Tempelzerstörung)</text:p>
          </table:table-cell>
          <table:covered-table-cell table:number-columns-repeated="63" table:style-name="ce16"/>
          <table:covered-table-cell table:style-name="ce28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31" office:value-type="string" calcext:value-type="string" table:number-columns-spanned="97" table:number-rows-spanned="1">
            <text:p>1656 (vgl Flut)</text:p>
          </table:table-cell>
          <table:covered-table-cell table:number-columns-repeated="3" table:style-name="ce60"/>
          <table:covered-table-cell table:number-columns-repeated="92" table:style-name="ce16"/>
          <table:covered-table-cell table:style-name="ce2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58" table:formula="of:=[.CM6]-[.AF6]" office:value-type="float" office:value="1000" calcext:value-type="float" table:number-columns-spanned="59" table:number-rows-spanned="1">
            <text:p>1000</text:p>
          </table:table-cell>
          <table:covered-table-cell table:number-columns-repeated="3" table:style-name="ce61"/>
          <table:covered-table-cell table:number-columns-repeated="54" table:style-name="ce64"/>
          <table:covered-table-cell table:style-name="ce81"/>
          <table:table-cell table:style-name="ce104" table:number-columns-repeated="11"/>
          <table:table-cell table:style-name="ce15" table:number-columns-repeated="2"/>
          <table:table-cell table:style-name="ce110" table:number-columns-repeated="6"/>
          <table:table-cell table:style-name="ce113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3"/>
          <table:table-cell table:style-name="ce25" table:number-columns-repeated="3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/>
          <table:table-cell table:style-name="ce22"/>
          <table:table-cell table:style-name="ce62" table:formula="of:=[.BM6]-[.AI6]" office:value-type="float" office:value="480" calcext:value-type="float" table:number-columns-spanned="30" table:number-rows-spanned="1">
            <text:p>480</text:p>
          </table:table-cell>
          <table:covered-table-cell table:number-columns-repeated="28" table:style-name="ce63"/>
          <table:covered-table-cell table:style-name="ce78"/>
          <table:table-cell table:style-name="ce58" table:formula="of:=[.DG6]-[.BM6]" office:value-type="float" office:value="1000" calcext:value-type="float" table:number-columns-spanned="46" table:number-rows-spanned="1">
            <text:p>1000</text:p>
          </table:table-cell>
          <table:covered-table-cell table:number-columns-repeated="3" table:style-name="ce61"/>
          <table:covered-table-cell table:number-columns-repeated="41" table:style-name="ce95"/>
          <table:covered-table-cell table:style-name="ce114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10" office:value-type="string" calcext:value-type="string" table:number-columns-spanned="63" table:number-rows-spanned="1">
            <text:p>3207 (vgl Noah bis Christi Tod, Auferstehung, Himmelfahrt)</text:p>
          </table:table-cell>
          <table:covered-table-cell table:number-columns-repeated="61" table:style-name="ce17"/>
          <table:covered-table-cell table:style-name="ce82"/>
          <table:table-cell table:style-name="ce15" table:number-columns-repeated="3"/>
          <table:table-cell table:style-name="ce58" office:value-type="float" office:value="1000" calcext:value-type="float" table:number-columns-spanned="46" table:number-rows-spanned="1">
            <text:p>1000</text:p>
          </table:table-cell>
          <table:covered-table-cell table:number-columns-repeated="44" table:style-name="ce95"/>
          <table:covered-table-cell table:style-name="ce114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10" office:value-type="string" calcext:value-type="string" table:number-columns-spanned="118" table:number-rows-spanned="1">
            <text:p>3207 (vgl Adam bis Tempelbau Beginn)</text:p>
          </table:table-cell>
          <table:covered-table-cell table:number-columns-repeated="116" table:style-name="ce17"/>
          <table:covered-table-cell table:style-name="ce8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15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11" office:value-type="string" calcext:value-type="string" table:number-columns-spanned="63" table:number-rows-spanned="1">
            <text:p>3207 (vgl Noah* bis Christi Kreuzigung, Auferstehung, Himmelfahrt)</text:p>
          </table:table-cell>
          <table:covered-table-cell table:number-columns-repeated="61" table:style-name="ce18"/>
          <table:covered-table-cell table:style-name="ce83"/>
          <table:table-cell table:style-name="ce87" office:value-type="string" calcext:value-type="string" table:number-columns-spanned="52" table:number-rows-spanned="1">
            <text:p>1023 = 31*33</text:p>
          </table:table-cell>
          <table:covered-table-cell table:number-columns-repeated="50" table:style-name="ce90"/>
          <table:covered-table-cell table:style-name="ce117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11" office:value-type="string" calcext:value-type="string" table:number-columns-spanned="118" table:number-rows-spanned="1">
            <text:p>3207 (vgl Adam* - Tempelbau Beginn)</text:p>
          </table:table-cell>
          <table:covered-table-cell table:number-columns-repeated="3" table:style-name="ce27"/>
          <table:covered-table-cell table:number-columns-repeated="113" table:style-name="ce18"/>
          <table:covered-table-cell table:style-name="ce83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8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36" table:formula="of:=[.DM6]-[.N6]" office:value-type="float" office:value="2222" calcext:value-type="float" table:number-columns-spanned="103" table:number-rows-spanned="1">
            <text:p>2222</text:p>
          </table:table-cell>
          <table:covered-table-cell table:number-columns-repeated="13" table:style-name="ce38"/>
          <table:covered-table-cell table:number-columns-repeated="88" table:style-name="ce49"/>
          <table:covered-table-cell table:style-name="ce118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3" table:style-name="ce75"/>
          <table:covered-table-cell table:number-columns-repeated="56" table:style-name="ce70"/>
          <table:covered-table-cell table:style-name="ce7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70"/>
          <table:covered-table-cell table:style-name="ce7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96"/>
          <table:covered-table-cell table:style-name="ce125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4" table:formula="of:=[.DV6]-[.E6]" office:value-type="float" office:value="3333" calcext:value-type="float" table:number-columns-spanned="121" table:number-rows-spanned="1">
            <text:p>3333</text:p>
          </table:table-cell>
          <table:covered-table-cell table:number-columns-repeated="119" table:style-name="ce26"/>
          <table:covered-table-cell table:style-name="ce1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2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4"/>
          <table:table-cell table:style-name="ce45" office:value-type="float" office:value="2121" calcext:value-type="float" table:number-columns-spanned="100" table:number-rows-spanned="1">
            <text:p>2121</text:p>
          </table:table-cell>
          <table:covered-table-cell table:number-columns-repeated="98" table:style-name="ce19"/>
          <table:covered-table-cell table:style-name="ce44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91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10" office:value-type="string" calcext:value-type="string" table:number-columns-spanned="79" table:number-rows-spanned="1">
            <text:p>1495: Zeit des Gesetzes (=Totalwert Buchstaben hebr. Alphabet)</text:p>
          </table:table-cell>
          <table:covered-table-cell table:number-columns-repeated="3" table:style-name="ce69"/>
          <table:covered-table-cell table:number-columns-repeated="74" table:style-name="ce17"/>
          <table:covered-table-cell table:style-name="ce8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46" office:value-type="string" calcext:value-type="string" table:number-columns-spanned="103" table:number-rows-spanned="1">
            <text:p>2009 = 41*49</text:p>
          </table:table-cell>
          <table:covered-table-cell table:style-name="ce47"/>
          <table:covered-table-cell table:number-columns-repeated="100" table:style-name="ce48"/>
          <table:covered-table-cell table:style-name="ce123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6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6"/>
          <table:table-cell table:style-name="ce21" table:number-columns-repeated="6"/>
          <table:table-cell table:style-name="ce66" table:formula="of:=[.BM6]-[.AL6]" office:value-type="float" office:value="440" calcext:value-type="float" table:number-columns-spanned="27" table:number-rows-spanned="1">
            <text:p>440</text:p>
          </table:table-cell>
          <table:covered-table-cell table:number-columns-repeated="25" table:style-name="ce67"/>
          <table:covered-table-cell table:style-name="ce84"/>
          <table:table-cell table:style-name="ce66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24" table:style-name="ce67"/>
          <table:covered-table-cell table:style-name="ce84"/>
          <table:table-cell table:style-name="ce21" table:number-columns-repeated="37"/>
          <table:table-cell table:style-name="ce29"/>
          <table:table-cell table:style-name="ce126"/>
          <table:table-cell table:number-columns-repeated="894"/>
        </table:table-row>
        <table:table-row table:style-name="ro8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32"/>
          <table:table-cell table:style-name="ce21" table:number-columns-repeated="116"/>
          <table:table-cell table:style-name="ce29"/>
          <table:table-cell table:style-name="ce126"/>
          <table:table-cell table:number-columns-repeated="894"/>
        </table:table-row>
        <table:table-row table:style-name="ro7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33" office:value-type="string" calcext:value-type="string" table:number-columns-spanned="118" table:number-rows-spanned="1">
            <text:p>2647 (vgl Adam - Mose)</text:p>
          </table:table-cell>
          <table:covered-table-cell table:number-columns-repeated="116" table:style-name="ce20"/>
          <table:covered-table-cell table:style-name="ce56"/>
          <table:table-cell table:style-name="ce126"/>
          <table:table-cell table:number-columns-repeated="894"/>
        </table:table-row>
        <table:table-row table:style-name="ro9" table:number-rows-repeated="2">
          <table:table-cell table:number-columns-repeated="3"/>
          <table:table-cell table:style-name="ce15" table:number-columns-repeated="126"/>
          <table:table-cell table:number-columns-repeated="89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Garamond" svg:font-family="Garamond" style:font-family-generic="roman"/>
    <style:font-face style:name="Arial" svg:font-family="Arial" style:font-family-generic="swiss"/>
    <style:font-face style:name="Arial 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0-05-13T08:12:44</meta:print-date>
    <meta:creation-date>2010-05-03T15:58:07</meta:creation-date>
    <dc:date>2016-12-22T15:09:55.383113927</dc:date>
    <meta:editing-duration>PT11M44S</meta:editing-duration>
    <meta:generator>LibreOffice/5.1.3.2$Linux_X86_64 LibreOffice_project/10m0$Build-2</meta:generator>
    <meta:editing-cycles>3</meta:editing-cycles>
    <meta:document-statistic meta:table-count="1" meta:cell-count="1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